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4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2" svg:font-family="'Segoe UI Symbol'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style:font-name="Segoe UI5" fo:font-size="2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8pt" style:font-size-complex="2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style:text-position="-33% 58%" fo:font-size="24pt"/>
    </style:style>
    <style:style style:name="T5" style:family="text">
      <style:text-properties fo:font-size="24pt" fo:font-style="normal" style:font-style-asian="normal" style:font-style-complex="normal"/>
    </style:style>
    <style:style style:name="T6" style:family="text">
      <style:text-properties style:text-position="-33% 58%" fo:font-size="24pt" fo:font-style="italic" style:font-style-asian="italic" style:font-style-complex="italic"/>
    </style:style>
    <style:style style:name="T7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8" style:family="text">
      <style:text-properties style:font-name="Calibri2" fo:font-size="24pt" style:font-name-asian="Calibri3" style:font-name-complex="Calibri3"/>
    </style:style>
    <style:style style:name="T9" style:family="text">
      <style:text-properties style:text-position="33% 58%" style:font-name="Calibri2" fo:font-size="24pt" style:font-name-asian="Calibri3" style:font-name-complex="Calibri3"/>
    </style:style>
    <style:style style:name="T10" style:family="text">
      <style:text-properties style:font-name="Calibri3" fo:font-size="24pt" style:font-name-asian="Calibri3" style:font-name-complex="Calibri3"/>
    </style:style>
    <style:style style:name="T11" style:family="text">
      <style:text-properties style:text-position="-33% 58%" style:font-name="Calibri2" fo:font-size="24pt" style:font-name-asian="Calibri3" style:font-name-complex="Calibri3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24pt" style:font-size-asian="32pt" style:font-size-complex="32pt"/>
    </style:style>
    <style:style style:name="T14" style:family="text">
      <style:text-properties style:text-position="33% 58%" fo:font-size="24pt" style:font-size-asian="32pt" style:font-size-complex="32pt"/>
    </style:style>
    <style:style style:name="T15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33% 58%" fo:font-size="24pt"/>
    </style:style>
    <style:style style:name="T19" style:family="text">
      <style:text-properties fo:font-size="26pt" style:font-size-asian="36pt" style:font-size-complex="36pt"/>
    </style:style>
    <style:style style:name="T20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21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22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6pt" style:font-size-asian="36pt" style:font-size-complex="36pt"/>
    </style:style>
    <style:style style:name="T25" style:family="text">
      <style:text-properties style:text-position="-33% 58%" style:font-name="Calibri3" fo:font-size="24pt" fo:font-style="italic" style:font-name-asian="Calibri3" style:font-style-asian="italic" style:font-name-complex="Calibri3" style:font-style-complex="italic"/>
    </style:style>
    <style:style style:name="T26" style:family="text">
      <style:text-properties style:text-position="-33% 58%" style:font-name="Calibri3" fo:font-size="24pt" style:font-name-asian="Calibri3" style:font-name-complex="Calibri3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9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30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31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32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3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4" style:family="text">
      <style:text-properties fo:font-size="28pt" fo:font-style="italic" style:font-size-asian="40pt" style:font-style-asian="italic" style:font-size-complex="40pt" style:font-style-complex="italic"/>
    </style:style>
    <style:style style:name="T3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6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7" style:family="text">
      <style:text-properties style:text-position="33% 58%" fo:font-size="28pt" style:font-size-asian="40pt" style:font-size-complex="40pt"/>
    </style:style>
    <style:style style:name="T38" style:family="text">
      <style:text-properties style:text-position="-33% 58%" fo:font-size="28pt" style:font-size-asian="40pt" style:font-size-complex="40pt"/>
    </style:style>
    <style:style style:name="T39" style:family="text">
      <style:text-properties style:font-name="Calibri3" fo:font-size="24pt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33% 58%" style:font-name="Calibri3" fo:font-size="24pt" fo:font-style="normal" style:font-name-asian="Calibri3" style:font-style-asian="normal" style:font-name-complex="Calibri3" style:font-style-complex="normal"/>
    </style:style>
    <style:style style:name="T41" style:family="text">
      <style:text-properties fo:font-size="20pt" style:font-size-asian="26pt" style:font-size-complex="26pt"/>
    </style:style>
    <style:style style:name="T42" style:family="text">
      <style:text-properties fo:font-size="20pt" fo:font-style="italic" style:font-size-asian="26pt" style:font-style-asian="italic" style:font-size-complex="26pt" style:font-style-complex="italic"/>
    </style:style>
    <style:style style:name="T43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4" style:family="text">
      <style:text-properties style:text-position="33% 58%" fo:font-size="20pt" style:font-size-asian="26pt" style:font-size-complex="26pt"/>
    </style:style>
    <style:style style:name="T45" style:family="text">
      <style:text-properties style:text-position="-33% 58%" fo:font-size="20pt" style:font-size-asian="26pt" style:font-size-complex="26pt"/>
    </style:style>
    <style:style style:name="T46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7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9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50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51" style:family="text">
      <style:text-properties fo:font-size="32pt" style:font-size-asian="44pt" style:font-size-complex="44pt"/>
    </style:style>
    <style:style style:name="T52" style:family="text">
      <style:text-properties fo:font-size="32pt" fo:font-style="italic" style:font-size-asian="44pt" style:font-style-asian="italic" style:font-size-complex="44pt" style:font-style-complex="italic"/>
    </style:style>
    <style:style style:name="T53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4" style:family="text">
      <style:text-properties style:text-position="33% 58%" fo:font-size="24pt" fo:font-style="italic" style:font-style-asian="italic" style:font-style-complex="italic"/>
    </style:style>
    <style:style style:name="T55" style:family="text">
      <style:text-properties style:text-position="0% 100%" fo:font-size="24pt"/>
    </style:style>
    <style:style style:name="T56" style:family="text">
      <style:text-properties style:text-position="0% 100%" fo:font-size="24pt" fo:font-style="italic" style:font-style-asian="italic" style:font-style-complex="italic"/>
    </style:style>
    <style:style style:name="T5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9" style:family="text">
      <style:text-properties style:font-name="Segoe UI2" style:font-name-asian="Segoe UI4" style:font-name-complex="Segoe UI4"/>
    </style:style>
    <style:style style:name="T60" style:family="text">
      <style:text-properties style:text-position="-33% 58%" style:font-name="Calibri2" fo:font-size="24pt" fo:font-style="italic" style:font-name-asian="Calibri3" style:font-style-asian="italic" style:font-name-complex="Calibri3" style:font-style-complex="italic"/>
    </style:style>
    <style:style style:name="T61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62" style:family="text">
      <style:text-properties style:text-position="33% 58%" style:font-name="Calibri3" fo:font-size="24pt" style:font-name-asian="Calibri3" style:font-name-complex="Calibri3"/>
    </style:style>
    <style:style style:name="T63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64" style:family="text">
      <style:text-properties style:font-name="Calibri2" fo:font-size="24pt" fo:font-style="italic" style:font-name-asian="Calibri3" style:font-style-asian="italic" style:font-name-complex="Calibri3" style:font-style-complex="italic"/>
    </style:style>
    <style:style style:name="T65" style:family="text">
      <style:text-properties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66" style:family="text">
      <style:text-properties fo:font-size="24pt"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style:text-position="33% 58%" fo:font-size="24pt" fo:font-style="normal" style:font-style-asian="normal" style:font-style-complex="normal"/>
    </style:style>
    <style:style style:name="T68" style:family="text">
      <style:text-properties fo:font-size="24pt" fo:font-weight="bold" style:font-weight-asian="bold" style:font-weight-complex="bold"/>
    </style:style>
    <style:style style:name="T69" style:family="text">
      <style:text-properties style:text-position="33% 58%" style:font-name="Segoe UI Symbol1" fo:font-size="24pt" fo:font-style="italic" style:font-name-asian="Segoe UI Symbol1" style:font-style-asian="italic" style:font-name-complex="Segoe UI Symbol1" style:font-style-complex="italic"/>
    </style:style>
    <style:style style:name="T70" style:family="text">
      <style:text-properties style:text-position="0% 100%" fo:font-size="24pt" fo:font-style="normal" style:font-style-asian="normal" style:font-style-complex="normal"/>
    </style:style>
    <style:style style:name="T71" style:family="text">
      <style:text-properties style:text-position="-33% 58%" fo:font-style="italic" style:font-style-asian="italic" style:font-style-complex="italic"/>
    </style:style>
    <style:style style:name="T72" style:family="text">
      <style:text-properties style:font-name="Segoe UI5" fo:font-size="26pt" style:font-size-asian="36pt" style:font-size-complex="36pt"/>
    </style:style>
    <style:style style:name="T73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4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5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76" style:family="text">
      <style:text-properties style:font-name="Segoe UI5" fo:font-size="26pt" style:font-name-asian="Calibri3" style:font-size-asian="36pt" style:font-name-complex="Calibri3" style:font-size-complex="36pt"/>
    </style:style>
    <style:style style:name="T77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8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79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80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81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82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3" style:family="text">
      <style:text-properties style:text-position="33% 58%"/>
    </style:style>
    <style:style style:name="T84" style:family="text">
      <style:text-properties style:text-position="33% 58%" style:font-name="Segoe UI4" style:font-name-asian="Segoe UI4" style:font-name-complex="Segoe UI4"/>
    </style:style>
    <style:style style:name="T85" style:family="text">
      <style:text-properties style:text-position="33% 58%" style:font-name="Segoe UI2" style:font-name-asian="Segoe UI4" style:font-name-complex="Segoe UI4"/>
    </style:style>
    <style:style style:name="T86" style:family="text">
      <style:text-properties style:text-position="0% 100%" style:font-name="Calibri3" fo:font-size="24pt" style:font-name-asian="Calibri3" style:font-name-complex="Calibri3"/>
    </style:style>
    <style:style style:name="T87" style:family="text">
      <style:text-properties style:text-position="0% 100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9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90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1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92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93" style:family="text">
      <style:text-properties style:font-name="Segoe UI Symbol1" fo:font-size="24pt" style:font-name-asian="Segoe UI Symbol1" style:font-name-complex="Segoe UI Symbol1"/>
    </style:style>
    <style:style style:name="T94" style:family="text">
      <style:text-properties style:font-name="Calibri2" fo:font-size="24pt" style:font-name-asian="Segoe UI Symbol1" style:font-name-complex="Segoe UI Symbol1"/>
    </style:style>
    <style:style style:name="T9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96" style:family="text">
      <style:text-properties style:text-position="33% 58%" style:font-name="Calibri3" style:font-name-asian="Calibri3" style:font-name-complex="Calibri3"/>
    </style:style>
    <style:style style:name="T97" style:family="text">
      <style:text-properties style:text-position="33% 58%" style:font-name="Calibri2" style:font-name-asian="Calibri3" style:font-name-complex="Calibri3"/>
    </style:style>
    <style:style style:name="T98" style:family="text">
      <style:text-properties fo:font-size="22pt" style:font-size-asian="28pt" style:font-size-complex="28pt"/>
    </style:style>
    <style:style style:name="T99" style:family="text">
      <style:text-properties fo:font-size="22pt" fo:font-style="italic" style:font-size-asian="28pt" style:font-style-asian="italic" style:font-size-complex="28pt" style:font-style-complex="italic"/>
    </style:style>
    <style:style style:name="T10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101" style:family="text">
      <style:text-properties style:text-position="33% 58%" fo:font-size="22pt" style:font-size-asian="28pt" style:font-size-complex="28pt"/>
    </style:style>
    <style:style style:name="T102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103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104" style:family="text">
      <style:text-properties style:font-name="Segoe UI2" fo:font-size="22pt" style:font-name-asian="Segoe UI Symbol1" style:font-size-asian="28pt" style:font-name-complex="Segoe UI Symbol1" style:font-size-complex="28pt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0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0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09" style:family="text">
      <style:text-properties style:font-name="Segoe UI Symbol1" fo:font-size="22pt" fo:font-style="italic" style:font-name-asian="Segoe UI Symbol1" style:font-size-asian="28pt" style:font-style-asian="italic" style:font-name-complex="Segoe UI Symbol1" style:font-size-complex="28pt" style:font-style-complex="italic"/>
    </style:style>
    <style:style style:name="T110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11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12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11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11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115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116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17" style:family="text">
      <style:text-properties style:text-position="33% 58%" fo:font-size="26pt" style:font-size-asian="36pt" style:font-size-complex="36pt"/>
    </style:style>
    <style:style style:name="T118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19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20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21" style:family="text">
      <style:text-properties style:font-name="Segoe UI Symbol2" fo:font-size="24pt" fo:font-style="italic" style:font-style-asian="italic" style:font-style-complex="italic"/>
    </style:style>
    <style:style style:name="T122" style:family="text">
      <style:text-properties style:text-position="-33% 58%" style:font-name="Calibri5" fo:font-size="24pt" fo:font-style="italic" style:font-style-asian="italic" style:font-style-complex="italic"/>
    </style:style>
    <style:style style:name="T123" style:family="text">
      <style:text-properties style:text-position="33% 58%" style:font-name="Calibri5" fo:font-size="24pt"/>
    </style:style>
    <style:style style:name="T124" style:family="text">
      <style:text-properties style:text-position="33% 58%" style:font-name="Calibri5" fo:font-size="24pt" style:font-name-asian="Calibri3" style:font-name-complex="Calibri3"/>
    </style:style>
    <style:style style:name="T125" style:family="text">
      <style:text-properties style:text-position="33% 58%" fo:font-size="32pt" style:font-size-asian="44pt" style:font-size-complex="44pt"/>
    </style:style>
    <style:style style:name="T126" style:family="text">
      <style:text-properties style:text-position="33% 58%" style:font-name="Segoe UI4" fo:font-size="32pt" style:font-size-asian="44pt" style:font-size-complex="44pt"/>
    </style:style>
    <style:style style:name="T127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28" style:family="text">
      <style:text-properties style:text-position="33% 58%" style:font-name="Segoe UI4"/>
    </style:style>
    <style:style style:name="T129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30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31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32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33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34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35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36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37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38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39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40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wird von direkten Produktzuständen gelöst. Der Zwei-Teilchen-Zustand wird formal als kommutatives Produkt der beiden Ein-Teilchen-Zustände gese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er untere Index bezeichnet die Anzahl der Teilchen in dem System, beispielsweise 1 (</text:span><text:span text:style-name="T3">ℋ</text:span><text:span text:style-name="T4">1</text:span><text:span text:style-name="T2">), </text:span><text:span text:style-name="T5">2</text:span><text:span text:style-name="T2"> (</text:span><text:span text:style-name="T3">ℋ</text:span><text:span text:style-name="T4">2</text:span><text:span text:style-name="T2">) oder </text:span><text:span text:style-name="T3">N</text:span><text:span text:style-name="T2"> (</text:span><text:span text:style-name="T3">ℋ</text:span><text:span text:style-name="T6">N</text:span><text:span text:style-name="T2">).</text:span></text:p>
            <text:p text:style-name="P2"><text:span text:style-name="T2"/></text:p>
            <text:p text:style-name="P2"><text:span text:style-name="T2">Der obere Index bezeichnet die unterscheidbaren und daher numerierbaren Teilchen:</text:span></text:p>
            <text:p text:style-name="P2"><text:span text:style-name="T2">Zum Beispiel Teilchen 2: |</text:span><text:span text:style-name="T7">η</text:span><text:span text:style-name="T8">⟩</text:span><text:span text:style-name="T9">(2)</text:span><text:span text:style-name="T8"> </text:span><text:span text:style-name="T10">ϵ</text:span><text:span text:style-name="T8"> ℋ</text:span><text:span text:style-name="T11">1</text:span><text:span text:style-name="T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2">ℋ</text:span><text:span text:style-name="T13">2</text:span><text:span text:style-name="T1"> = </text:span><text:span text:style-name="T12">ℋ</text:span><text:span text:style-name="T13">1</text:span><text:span text:style-name="T14">(1)</text:span><text:span text:style-name="T1"> </text:span><text:span text:style-name="T15">× </text:span><text:span text:style-name="T12">ℋ</text:span><text:span text:style-name="T13">1</text:span><text:span text:style-name="T14">(2)</text:span><text:span text:style-name="T1"> wenn </text:span><text:span text:style-name="T12">ℋ</text:span><text:span text:style-name="T13">1</text:span><text:span text:style-name="T14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Aus allen direkten Produktzuständen sowie aus allen denkbaren Linearkombinationen dieser Produktzustände mit komplexen Koeffizienten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16">ℋ</text:span><text:span text:style-name="T17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<text:span text:style-name="T2">Nicht jedes Element in ℋ</text:span><text:span text:style-name="T4">2</text:span><text:span text:style-name="T2"> lässt sich durch direkte Produktzustände ausdrücken, jedoch ist jeder direkte Produktzustand Element von ℋ</text:span><text:span text:style-name="T4">2</text:span><text:span text:style-name="T2">.</text:span></text:p>
            <text:p text:style-name="P2"><text:span text:style-name="T2"/></text:p>
            <text:p text:style-name="P2"><text:span text:style-name="T2">Bei vorliegenden Wechselwirkungen sind direkte Produktzustände nicht mehr Eigenzustände zum Gesamt-Hamilton-Operator, allerdings lassen sich diese (WW-Eigenzustände) nach den Eigenzuständen des freien Systems entwickeln, so dass sie Element des ℋ</text:span><text:span text:style-name="T4">2</text:span><text:span text:style-name="T2"> sind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16">ℋ</text:span><text:span text:style-name="T17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ur Zustände aus demselben Teilraum werden miteinander kombiniert.</text:span></text:p>
            <text:p text:style-name="P2"><text:span text:style-name="T2">Für reine Produktzustände als echte Teilmenge des ℋ</text:span><text:span text:style-name="T4">2</text:span><text:span text:style-name="T2"> gilt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ür allgmeine Zustände des Produktraums ℋ</text:span><text:span text:style-name="T4">2</text:span><text:span text:style-name="T2"> gilt:</text:span>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16">ℋ</text:span><text:span text:style-name="T17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Es seien</text:span></text:p>
            <text:p text:style-name="P2"><text:span text:style-name="T2"><text:s/></text:span><text:span text:style-name="T2">{|</text:span><text:span text:style-name="T3">a</text:span><text:span text:style-name="T6">n</text:span><text:span text:style-name="T18">(1)</text:span><text:span text:style-name="T2">⟩} ; {|</text:span><text:span text:style-name="T3">b</text:span><text:span text:style-name="T6">m</text:span><text:span text:style-name="T18">(2)</text:span><text:span text:style-name="T2">⟩} </text:span></text:p>
            <text:p text:style-name="P2"><text:span text:style-name="T2">Eigenzustände vollständiger Sätze kommutierender Observablen in ℋ</text:span><text:span text:style-name="T4">1</text:span><text:span text:style-name="T18">(1)</text:span><text:span text:style-name="T2"> bzw. ℋ</text:span><text:span text:style-name="T4">1</text:span><text:span text:style-name="T18">(2)</text:span><text:span text:style-name="T2"> und damit orthonormierte Basen dieser Räume, dann bilden die Produktzustände</text:span></text:p>
            <text:p text:style-name="P2"><text:span text:style-name="T2"/></text:p>
            <text:p text:style-name="P2"><text:span text:style-name="T2">{|</text:span><text:span text:style-name="T3">a</text:span><text:span text:style-name="T6">n</text:span><text:span text:style-name="T3">b</text:span><text:span text:style-name="T6">m</text:span><text:span text:style-name="T2">⟩ = |</text:span><text:span text:style-name="T3">a</text:span><text:span text:style-name="T6">n</text:span><text:span text:style-name="T18">(1)</text:span><text:span text:style-name="T2">⟩|</text:span><text:span text:style-name="T3">b</text:span><text:span text:style-name="T6">m</text:span><text:span text:style-name="T18">(2)</text:span><text:span text:style-name="T2">⟩}</text:span></text:p>
            <text:p text:style-name="P2"><text:span text:style-name="T2"/></text:p>
            <text:p text:style-name="P2"><text:span text:style-name="T2">eine orthonormierte Basis des ℋ</text:span><text:span text:style-name="T4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19">Wie entwickelt man den Zwei-Teilchen-Zustand |</text:span><text:span text:style-name="T20">φ</text:span><text:span text:style-name="T21">2</text:span><text:span text:style-name="T22">⟩</text:span><text:span text:style-name="T19"> nach den Basen des </text:span><text:span text:style-name="T23">ℋ</text:span><text:span text:style-name="T24">2</text:span><text:span text:style-name="T19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 text:style-name="P2"><text:span text:style-name="T2"/></text:p>
            <text:p text:style-name="P2"><text:span text:style-name="T2">Man entwickelt zunächst die Ein-Teilchen-Zustände nach den jeweiligen, in ihren Ein-Teilchen-Räumen ℋ</text:span><text:span text:style-name="T4">1</text:span><text:span text:style-name="T18">(1,2)</text:span><text:span text:style-name="T2"> vollständigen Basen {|</text:span><text:span text:style-name="T3">a</text:span><text:span text:style-name="T6">n</text:span><text:span text:style-name="T18">(1)</text:span><text:span text:style-name="T2">⟩}, {|</text:span><text:span text:style-name="T3">b</text:span><text:span text:style-name="T6">m</text:span><text:span text:style-name="T18">(2)</text:span><text:span text:style-name="T2">⟩}:</text:span></text:p>
            <text:p text:style-name="P2"><text:span text:style-name="T2"/></text:p>
            <text:p text:style-name="P2"><text:span text:style-name="T2"/></text:p>
            <text:p text:style-name="P2"><text:span text:style-name="T2">und erhält so durch Einsetze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ie Komponenten </text:span><text:span text:style-name="T7">ϒ</text:span><text:span text:style-name="T25">nm</text:span><text:span text:style-name="T10">(</text:span><text:span text:style-name="T7">φ</text:span><text:span text:style-name="T10">) des allgemeinen Zustands |</text:span><text:span text:style-name="T7">φ</text:span><text:span text:style-name="T26">2</text:span><text:span text:style-name="T10">⟩ versteht man als Projektionen von |</text:span><text:span text:style-name="T7">φ</text:span><text:span text:style-name="T26">2</text:span><text:span text:style-name="T10">⟩ auf die entsprechenden Basiszustände |</text:span><text:span text:style-name="T7">a</text:span><text:span text:style-name="T25">n</text:span><text:span text:style-name="T10"> </text:span><text:span text:style-name="T7">b</text:span><text:span text:style-name="T25">m</text:span><text:span text:style-name="T10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Es sei |</text:span><text:span text:style-name="T28">φ</text:span><text:span text:style-name="T29">2</text:span><text:span text:style-name="T27">⟩ </text:span><text:span text:style-name="T30">ϵ</text:span><text:span text:style-name="T31"> </text:span><text:span text:style-name="T32">ℋ</text:span><text:span text:style-name="T33">2</text:span><text:span text:style-name="T27"> und |</text:span><text:span text:style-name="T34">a</text:span><text:span text:style-name="T35">n</text:span><text:span text:style-name="T36"> </text:span><text:span text:style-name="T34">b</text:span><text:span text:style-name="T35">m</text:span><text:span text:style-name="T27">⟩ = |</text:span><text:span text:style-name="T34">a</text:span><text:span text:style-name="T35">n</text:span><text:span text:style-name="T37">(1)</text:span><text:span text:style-name="T27">⟩ |</text:span><text:span text:style-name="T34">b</text:span><text:span text:style-name="T35">m</text:span><text:span text:style-name="T37">(2)</text:span><text:span text:style-name="T27">⟩ ein Basiszustand des </text:span><text:span text:style-name="T34">ℋ</text:span><text:span text:style-name="T38">2</text:span><text:span text:style-name="T27">. Was bedeutet dann |⟨</text:span><text:span text:style-name="T34">a</text:span><text:span text:style-name="T35">n</text:span><text:span text:style-name="T36"> </text:span><text:span text:style-name="T34">b</text:span><text:span text:style-name="T35">m</text:span><text:span text:style-name="T27">|</text:span><text:span text:style-name="T28">φ</text:span><text:span text:style-name="T29">2</text:span><text:span text:style-name="T27">⟩|</text:span><text:span text:style-name="T37">2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Wahrscheinlichkeit, bei einer Messung am Zwei-Teilchen-System </text:span></text:p>
            <text:p text:style-name="P2"><text:span text:style-name="T2">|</text:span><text:span text:style-name="T7">φ</text:span><text:span text:style-name="T39">2⟩ Teilchen 1 im Zustand |</text:span><text:span text:style-name="T7">a</text:span><text:span text:style-name="T25">n</text:span><text:span text:style-name="T40">(1)</text:span><text:span text:style-name="T39">⟩ und Teilchen 2 im Zustand |</text:span><text:span text:style-name="T7">b</text:span><text:span text:style-name="T25">m</text:span><text:span text:style-name="T40">(2)</text:span><text:span text:style-name="T39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41">Die Eigenzustände |</text:span><text:span text:style-name="T42">a</text:span><text:span text:style-name="T43">n</text:span><text:span text:style-name="T44">(1)</text:span><text:span text:style-name="T41">⟩ des Operators </text:span><text:span text:style-name="T42">A</text:span><text:span text:style-name="T45">1</text:span><text:span text:style-name="T44">(1)</text:span><text:span text:style-name="T41"> sollen eine Basis des </text:span><text:span text:style-name="T42">ℋ</text:span><text:span text:style-name="T45">1</text:span><text:span text:style-name="T44">(1)</text:span><text:span text:style-name="T41"> bilden. Wie lautet dann die Spektraldarstellung von </text:span><text:span text:style-name="T42">A</text:span><text:span text:style-name="T45">1</text:span><text:span text:style-name="T44">(1)</text:span><text:span text:style-name="T41"> im Produktraum </text:span><text:span text:style-name="T42">ℋ</text:span><text:span text:style-name="T45">2</text:span><text:span text:style-name="T41"> = </text:span><text:span text:style-name="T42">ℋ</text:span><text:span text:style-name="T45">1</text:span><text:span text:style-name="T44">(1)</text:span><text:span text:style-name="T41"> </text:span><text:span text:style-name="T46">×</text:span><text:span text:style-name="T47"> </text:span><text:span text:style-name="T48">ℋ</text:span><text:span text:style-name="T49">1</text:span><text:span text:style-name="T50">(2)</text:span><text:span text:style-name="T47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Ja, Ein-Teilchen-Operatoren die sich auf verschiedene Teilchen beziehen kommutieren auf jeden Fall:</text:span>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51">Wie sieht der Hilbert-Raum </text:span><text:span text:style-name="T52">ℋ</text:span><text:span text:style-name="T53">N</text:span><text:span text:style-name="T51"> eines Systems aus </text:span><text:span text:style-name="T52">N</text:span><text:span text:style-name="T51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Er enthält alle direkten </text:span><text:span text:style-name="T3">N</text:span><text:span text:style-name="T2">-Teilchen-Produktzustände aus Ein-Teilchen-Zuständen der Räume </text:span><text:span text:style-name="T3">ℋ</text:span><text:span text:style-name="T4">1</text:span><text:span text:style-name="T18">( </text:span><text:span text:style-name="T54">i </text:span><text:span text:style-name="T18">)</text:span><text:span text:style-name="T2"> und alle Linearkombinationen dersel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7">Wie konstruiert man eine orthonormierte Basis im </text:span><text:span text:style-name="T34">ℋ</text:span><text:span text:style-name="T35">N</text:span><text:span text:style-name="T27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Analog zu </text:span><text:span text:style-name="T3">ℋ</text:span><text:span text:style-name="T4">2</text:span><text:span text:style-name="T55">:</text:span></text:p>
            <text:p text:style-name="P2"><text:span text:style-name="T55">die Produktzustände aus den Eigenzuständen vollständiger Sätze kommutierender Observablen in </text:span><text:span text:style-name="T56">ℋ</text:span><text:span text:style-name="T4">1</text:span><text:span text:style-name="T18">( </text:span><text:span text:style-name="T54">i</text:span><text:span text:style-name="T18"> )</text:span><text:span text:style-name="T55"> bilden eine orthonormierte Basis des </text:span><text:span text:style-name="T56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16">N</text:span>-Teilchen-Zustands |<text:span text:style-name="T57">ψ</text:span><text:span text:style-name="T58">N</text:span><text:span text:style-name="T59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ormiert man die Zustände des </text:span><text:span text:style-name="T3">ℋ</text:span><text:span text:style-name="T6">N</text:span><text:span text:style-name="T2"> auf 1, so kann die statistische Interpretation aus der der Ein-Teilchen-Zustände verallgemein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Teilchen, die in allen ihren Teilcheneigenschaften (z.B. Masse, Spin, Ladung, magnetisches Moment, Volumen, Trägheitsmoment) übereinstimmen.</text:span></text:p>
            <text:p text:style-name="P2"><text:span text:style-name="T2"/></text:p>
            <text:p text:style-name="P2"><text:span text:style-name="T2">Ort, Impuls, Drehimpuls oder bspw. Spinprojektion sind zeitlich veränderbar und keine Teilcheneigensch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Ja, allerdings kann man sie durch exakte Messung ihres Ortes und Impulses identifiz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Identische Teilchen sind grundsätzlich ununterscheidbar und besitzen somit keine Individualitä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Grundvoraussetzungen müssen die Observablen eines Systems aus </text:span><text:span text:style-name="T34">N</text:span><text:span text:style-name="T27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müssen explizit und in gleichgewichtiger (symmetrischer) Weise von den Koordinaten aller Teilchen abhä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16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|</text:span><text:span text:style-name="T7">φ</text:span><text:span text:style-name="T60">N</text:span><text:span text:style-name="T8">⟩ </text:span><text:span text:style-name="T10">≡</text:span><text:span text:style-name="T8"> |</text:span><text:span text:style-name="T7">φ</text:span><text:span text:style-name="T61">α</text:span><text:span text:style-name="T26">1</text:span><text:span text:style-name="T62">(1)</text:span><text:span text:style-name="T10"> </text:span><text:span text:style-name="T7">φ</text:span><text:span text:style-name="T61">α</text:span><text:span text:style-name="T26">2</text:span><text:span text:style-name="T62">(2)</text:span><text:span text:style-name="T10"> . . . </text:span><text:span text:style-name="T7">φ</text:span><text:span text:style-name="T61">α</text:span><text:span text:style-name="T25">N</text:span><text:span text:style-name="T62">(</text:span><text:span text:style-name="T63">N</text:span><text:span text:style-name="T62">)</text:span><text:span text:style-name="T8">⟩</text:span></text:p>
            <text:p text:style-name="P2"><text:span text:style-name="T8"/></text:p>
            <text:p text:style-name="P2"><text:span text:style-name="T8">Der untere Index bezieht sich auf die (Sätze von) Quantenzahlen, durch welche die Ein-Teilchen-Zustände als Elemente des </text:span><text:span text:style-name="T64">N</text:span><text:span text:style-name="T8">-Teilchen-Zustands eindeutig charakterisiert sind, der obere Index bezeichnet die in diesem </text:span><text:span text:style-name="T64">N</text:span><text:span text:style-name="T8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er Permutationsoperator </text:span><text:span text:style-name="T65">℘</text:span><text:span text:style-name="T5"> verändert die Verteilung der Teilchen über die </text:span><text:span text:style-name="T3">N</text:span><text:span text:style-name="T5"> Ein-Teilchen-Zustände: er ändert die Reihenfolge der Teilchenindizes. Jede Permutation lässt sich auf ein Produkt einfacher Vertauschungen zweier Teilchen zurückführen.</text:span></text:p>
            <text:p text:style-name="P2"><text:span text:style-name="T5"/></text:p>
            <text:p text:style-name="P2"><text:span text:style-name="T5">Der Transpositionsoperator </text:span><text:span text:style-name="T3">P</text:span><text:span text:style-name="T6">ij</text:span><text:span text:style-name="T5"> vertauscht das Teilchen an der </text:span><text:span text:style-name="T3">i</text:span><text:span text:style-name="T5">-ten und der </text:span><text:span text:style-name="T3">j</text:span><text:span text:style-name="T5">-ten </text:span><text:span text:style-name="T66">Position</text:span><text:span text:style-name="T5">, er ist somit eine einfache Permutation zweier Teilchen. Die Quantenzahlen bleiben hiervon unberührt!</text:span></text:p>
            <text:p text:style-name="P2"><text:span text:style-name="T5"/></text:p>
            <text:p text:style-name="P2"><text:span text:style-name="T5"/></text:p>
            <text:p text:style-name="P2"><text:span text:style-name="T5">Wichtig: es wird nicht das </text:span><text:span text:style-name="T3">i</text:span><text:span text:style-name="T5">-te und </text:span><text:span text:style-name="T3">j</text:span><text:span text:style-name="T5">-te Teilchen vertauscht, sondern es tauschen die Teilchen an </text:span><text:span text:style-name="T3">i</text:span><text:span text:style-name="T5">-ter und </text:span><text:span text:style-name="T3">j</text:span><text:span text:style-name="T5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normalerweise ni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Ist der Permutations-(Transpositions-)operator im Produktraum </text:span><text:span text:style-name="T52">ℋ</text:span><text:span text:style-name="T53">N</text:span><text:span text:style-name="T51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er Permutationsoperator nicht (aufgrund der Nicht-Vertauschbarkeit des Transpositionsoperators), der Transpositionsoperator selber schon:</text:span></text:p>
            <text:p text:style-name="P2"><text:span text:style-name="T2"/></text:p>
            <text:p text:style-name="P2"><text:span text:style-name="T3">P</text:span><text:span text:style-name="T6">ij</text:span><text:span text:style-name="T67">2</text:span><text:span text:style-name="T2"> = </text:span><text:span text:style-name="T68">1</text:span><text:span text:style-name="T6">N</text:span><text:span text:style-name="T2"> ⇔ </text:span><text:span text:style-name="T3">P</text:span><text:span text:style-name="T6">ij</text:span><text:span text:style-name="T2"> = </text:span><text:span text:style-name="T3">P</text:span><text:span text:style-name="T6">ij</text:span><text:span text:style-name="T18">-1</text:span></text:p>
            <text:p text:style-name="P2"><text:span text:style-name="T2">⇒ </text:span><text:span text:style-name="T65">℘</text:span><text:span text:style-name="T69"> </text:span><text:span text:style-name="T40">†</text:span><text:span text:style-name="T2"> </text:span><text:span text:style-name="T2">= </text:span><text:span text:style-name="T65">℘</text:span><text:span text:style-name="T18"> -1</text:span><text:span text:style-name="T2"> <text:s/>; </text:span><text:span text:style-name="T2"><text:tab/></text:span><text:span text:style-name="T2"> </text:span><text:span text:style-name="T3">P</text:span><text:span text:style-name="T6">ij</text:span><text:span text:style-name="T62">†</text:span><text:span text:style-name="T2"> = </text:span><text:span text:style-name="T3">P</text:span><text:span text:style-name="T6">ij</text:span><text:span text:style-name="T18">-1</text:span><text:span text:style-name="T2"> = </text:span><text:span text:style-name="T3">P</text:span><text:span text:style-name="T6">ij</text:span></text:p>
            <text:p text:style-name="P2"><text:span text:style-name="T70">(beide sind unitä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rum sind der Permutationsoperator <text:span text:style-name="T16">℘</text:span> und der Translationsoperator <text:span text:style-name="T16">P</text:span><text:span text:style-name="T71">ij</text:span> unitär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il aufgrund der Ununterscheidbarkeit der Teilchen die Norm des Zustands durch die Abbildung nicht geändert werden darf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as Vertauschen von Teilchenindizes in den Zustandssymbolen darf den eigentlichen Messwert nicht ändern: es muß die Operatoridentität </text:span><text:span text:style-name="T3">A</text:span><text:span text:style-name="T6">N</text:span><text:span text:style-name="T2"> = </text:span><text:span text:style-name="T3">P</text:span><text:span text:style-name="T6">ij</text:span><text:span text:style-name="T62">†</text:span><text:span text:style-name="T10"> </text:span><text:span text:style-name="T64">A</text:span><text:span text:style-name="T60">N</text:span><text:span text:style-name="T8"> </text:span><text:span text:style-name="T64">P</text:span><text:span text:style-name="T60">ij</text:span><text:span text:style-name="T8"> gelten</text:span><text:span text:style-name="T2">!</text:span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20.339cm" svg:height="1.478cm" svg:x="3.83cm" svg:y="12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14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8" draw:layer="layout" svg:width="25.199cm" svg:height="3.506cm" svg:x="1.4cm" svg:y="0.835cm" presentation:class="title" presentation:user-transformed="true">
          <draw:text-box>
            <text:p><text:span text:style-name="T72">Was folgt aus der Operatoridentität </text:span><text:span text:style-name="T73">A</text:span><text:span text:style-name="T74">N</text:span><text:span text:style-name="T72"> = </text:span><text:span text:style-name="T73">P</text:span><text:span text:style-name="T74">ij</text:span><text:span text:style-name="T75">†</text:span><text:span text:style-name="T76"> </text:span><text:span text:style-name="T77">A</text:span><text:span text:style-name="T78">N</text:span><text:span text:style-name="T76"> </text:span><text:span text:style-name="T77">P</text:span><text:span text:style-name="T78">ij</text:span><text:span text:style-name="T72"> für den Kommutator des Transpositionsoperators mit Observablen</text:span><text:span text:style-name="T79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 text:style-name="P2"><text:span text:style-name="T2">Er ist Null, d.h. alle </text:span><text:span text:style-name="T3">erlaubten</text:span><text:span text:style-name="T2"> Observablen kommutieren mit allen Transpositions- und damit auch Permutationsoperatoren:</text:span></text:p>
            <text:p text:style-name="P2"><text:span text:style-name="T2"/></text:p>
            <text:p text:style-name="P2"><text:span text:style-name="T2">[</text:span><text:span text:style-name="T3">A</text:span><text:span text:style-name="T6">N</text:span><text:span text:style-name="T2"> , </text:span><text:span text:style-name="T3">P</text:span><text:span text:style-name="T6">ij</text:span><text:span text:style-name="T2">]_ = 0 für alle </text:span><text:span text:style-name="T3">i</text:span><text:span text:style-name="T2">,</text:span><text:span text:style-name="T3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Zustände eines Systems identischer Teilchen sind gegenüber Vertauschung zweier Teilchenindizes entweder symmetrisch oder antisymmetrisch</text:span>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Ist der Produktraum </text:span><text:span text:style-name="T34">ℋ</text:span><text:span text:style-name="T35">N</text:span><text:span text:style-name="T27"> = </text:span><text:span text:style-name="T34">ℋ</text:span><text:span text:style-name="T38">1</text:span><text:span text:style-name="T37">(1)</text:span><text:span text:style-name="T27"> </text:span><text:span text:style-name="T30">× </text:span><text:span text:style-name="T28">ℋ</text:span><text:span text:style-name="T29">1</text:span><text:span text:style-name="T80">(2)</text:span><text:span text:style-name="T30"> × . . . × </text:span><text:span text:style-name="T28">ℋ</text:span><text:span text:style-name="T81">1</text:span><text:span text:style-name="T80">(</text:span><text:span text:style-name="T82">N</text:span><text:span text:style-name="T80">)</text:span><text:span text:style-name="T30"> zur Beschreibung </text:span><text:span text:style-name="T28">N</text:span><text:span text:style-name="T30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da nicht alle Elemente die Symmetrieforderung er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a der Zeitentwicklungsoperator </text:span><text:span text:style-name="T3">U</text:span><text:span text:style-name="T2"> mit dem Transpositionsoperator </text:span><text:span text:style-name="T3">P</text:span><text:span text:style-name="T6">ij</text:span><text:span text:style-name="T2"> vertauscht:</text:span></text:p>
            <text:p text:style-name="P2"><text:span text:style-name="T2"/></text:p>
            <text:p text:style-name="P2"><text:span text:style-name="T2">[</text:span><text:span text:style-name="T3">U</text:span><text:span text:style-name="T2"> , </text:span><text:span text:style-name="T3">P</text:span><text:span text:style-name="T6">ij</text:span><text:span text:style-name="T2">]_ = 0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16">ℋ</text:span><text:span text:style-name="T71">N</text:span><text:span text:style-name="T83">(</text:span><text:span text:style-name="T84">±</text:span><text:span text:style-name="T85">)</text:span><text:span text:style-name="T59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7">𝓗</text:span><text:span text:style-name="T25">N</text:span><text:span text:style-name="T62">(+)</text:span><text:span text:style-name="T86">: Raum der symmetrischen Zustände |</text:span><text:span text:style-name="T87">φ</text:span><text:span text:style-name="T25">N</text:span><text:span text:style-name="T62">(+)</text:span><text:span text:style-name="T86">⟩ ∈ </text:span><text:span text:style-name="T87">𝓗</text:span><text:span text:style-name="T25">N</text:span></text:p>
            <text:p text:style-name="P2"><text:span text:style-name="T2">Wendet man den Transpositionsoperator auf symmetrische Zustände </text:span></text:p>
            <text:p text:style-name="P2"><text:span text:style-name="T2">|</text:span><text:span text:style-name="T7">φ</text:span><text:span text:style-name="T62">(+)</text:span><text:span text:style-name="T10">⟩ ∈</text:span><text:span text:style-name="T2"> </text:span><text:span text:style-name="T3">𝓗</text:span><text:span text:style-name="T6">N</text:span><text:span text:style-name="T18">(+)</text:span><text:span text:style-name="T2"> an, so ändert sich das Vorzeichen der Zustände nicht:</text:span></text:p>
            <text:p text:style-name="P2"><text:span text:style-name="T3">P</text:span><text:span text:style-name="T6">ij</text:span><text:span text:style-name="T2"> |</text:span><text:span text:style-name="T7">φ</text:span><text:span text:style-name="T25">N</text:span><text:span text:style-name="T62">(+)</text:span><text:span text:style-name="T10">⟩ </text:span><text:span text:style-name="T2">= |</text:span><text:span text:style-name="T7">φ</text:span><text:span text:style-name="T25">N</text:span><text:span text:style-name="T62">(+)</text:span><text:span text:style-name="T10">⟩</text:span></text:p>
            <text:p text:style-name="P2"><text:span text:style-name="T10"/></text:p>
            <text:p text:style-name="P2"><text:span text:style-name="T7">𝓗</text:span><text:span text:style-name="T25">N</text:span><text:span text:style-name="T62">(-)</text:span><text:span text:style-name="T86">: Raum der antisymmetrischen Zustände |</text:span><text:span text:style-name="T87">φ</text:span><text:span text:style-name="T25">N</text:span><text:span text:style-name="T62">(-)</text:span><text:span text:style-name="T86">⟩ ∈ </text:span><text:span text:style-name="T87">𝓗</text:span><text:span text:style-name="T25">N</text:span></text:p>
            <text:p text:style-name="P2"><text:span text:style-name="T10">Wendet man den Transpositionsoperator</text:span><text:span text:style-name="T10"> auf antisymmetrische Zustände </text:span></text:p>
            <text:p text:style-name="P2"><text:span text:style-name="T10">|</text:span><text:span text:style-name="T7">φ</text:span><text:span text:style-name="T62">(-)</text:span><text:span text:style-name="T10">⟩ ∈ </text:span><text:span text:style-name="T7">𝓗</text:span><text:span text:style-name="T25">N</text:span><text:span text:style-name="T62">(-)</text:span><text:span text:style-name="T10"> an, so ändert sich das Vorzeichen der Zustände:</text:span></text:p>
            <text:p text:style-name="P2"><text:span text:style-name="T3">P</text:span><text:span text:style-name="T6">ij</text:span><text:span text:style-name="T2"> |</text:span><text:span text:style-name="T7">φ</text:span><text:span text:style-name="T25">N</text:span><text:span text:style-name="T62">(-)</text:span><text:span text:style-name="T10">⟩ </text:span><text:span text:style-name="T2">= –|</text:span><text:span text:style-name="T7">φ</text:span><text:span text:style-name="T25">N</text:span><text:span text:style-name="T62">(-)</text:span><text:span text:style-name="T10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16">ℋ</text:span><text:span text:style-name="T71">N</text:span><text:span text:style-name="T83">(</text:span><text:span text:style-name="T84">+</text:span><text:span text:style-name="T85">)</text:span> mit einem des <text:span text:style-name="T16">ℋ</text:span><text:span text:style-name="T71">N</text:span><text:span text:style-name="T83">(</text:span><text:span text:style-name="T84">-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0, da sie orthogonal zueinander sind</text:span>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Würde sich dasselbe System in Zuständen mit unterschiedlichen Symmetrieverhalten befinden, so wäre auch jede Linearkombination jener ein möglicher Zustand. Dieser wäre aber weder symmetrisch noch antisymmetr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88">φ</text:span><text:span text:style-name="T89">N</text:span><text:span text:style-name="T1">⟩ </text:span><text:span text:style-name="T15">∈</text:span><text:span text:style-name="T1"> </text:span><text:span text:style-name="T12">ℋ</text:span><text:span text:style-name="T90">N</text:span><text:span text:style-name="T1"> einen (anti-)symmetrisierten Zustand des </text:span><text:span text:style-name="T12">ℋ</text:span><text:span text:style-name="T90">N</text:span><text:span text:style-name="T14">(</text:span><text:span text:style-name="T91">±</text:span><text:span text:style-name="T92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urch Anwendung des (Anti-)Symmetrisierungsoperator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(Die Summe läuft über alle denkbaren Permutationen des </text:span><text:span text:style-name="T3">N</text:span><text:span text:style-name="T2">-Tupels (1, 2, . . . , </text:span><text:span text:style-name="T3">N</text:span><text:span text:style-name="T2">) einschließlich der Identität. </text:span><text:span text:style-name="T3">p</text:span><text:span text:style-name="T2"> ist die Zahl der Transpositionen, aus denen </text:span><text:span text:style-name="T93">℘</text:span><text:span text:style-name="T94"> aufgebaut ist)</text:span></text:p>
          </draw:text-box>
        </draw:frame>
        <draw:frame draw:style-name="gr2" draw:text-style-name="P3" draw:layer="layout" svg:width="8.169cm" svg:height="2.645cm" svg:x="9.915cm" svg:y="10.777cm">
          <text:p/>
          <draw:object xlink:href="../(Anti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16">N</text:span>!) ?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16">S</text:span><text:span text:style-name="T71">N</text:span><text:span text:style-name="T83">(</text:span><text:span text:style-name="T84">±</text:span><text:span text:style-name="T85">)</text:span><text:span text:style-name="T59"> mit </text:span><text:span text:style-name="T95">P</text:span><text:span text:style-name="T58">ij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Ja, denn es gilt allgemein für erlaubte Operatoren des <text:span text:style-name="T16">ℋ</text:span><text:span text:style-name="T71">N</text:span><text:span text:style-name="T83">(</text:span><text:span text:style-name="T96">±</text:span><text:span text:style-name="T97">)</text:span>: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2" draw:text-style-name="P3" draw:layer="layout" svg:width="27.752cm" svg:height="13.609cm" svg:x="0.123cm" svg:y="6.695cm">
          <text:p/>
          <draw:object xlink:href="../Kommutator%20des%20Translationsoperators%20Pij%20mit%20beliebigen%20zulässigen%20Operatoren%20des%20H_N(+-)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8">Was passiert, wenn man den Transpositionsoperators </text:span><text:span text:style-name="T99">P</text:span><text:span text:style-name="T100">ij</text:span><text:span text:style-name="T98"> auf den Symmetrisierungsoperator </text:span><text:span text:style-name="T99">S</text:span><text:span text:style-name="T100">N</text:span><text:span text:style-name="T101">(</text:span><text:span text:style-name="T102">±</text:span><text:span text:style-name="T103">)</text:span><text:span text:style-name="T98"> anwendet</text:span><text:span text:style-name="T104">?</text:span></text:p>
          </draw:text-box>
        </draw:frame>
        <draw:frame presentation:style-name="pr2" draw:text-style-name="P2" draw:layer="layout" svg:width="25.199cm" svg:height="18.777cm" svg:x="1.4cm" svg:y="1.62cm" presentation:class="subtitle" presentation:user-transformed="true">
          <draw:text-box>
            <text:p text:style-name="P2"/>
            <text:p text:style-name="P2"/>
            <text:p text:style-name="P2"/>
            <text:p text:style-name="P2">Multipliziert man irgendein <text:span text:style-name="T16">℘</text:span> der Summe im (Anti-)Symmetrisierungsoperator mit irgendeiner Transposition <text:span text:style-name="T16">P</text:span><text:span text:style-name="T71">ij</text:span>, so ergibt sich eine <text:span text:style-name="T16">andere</text:span><text:span text:style-name="T105"> Permutation </text:span><text:span text:style-name="T16">℘'</text:span><text:span text:style-name="T105"> mit einer um 1 unterschiedlichen Zahl von Transpositionen </text:span><text:span text:style-name="T16">p'</text:span><text:span text:style-name="T105"> = </text:span><text:span text:style-name="T16">p</text:span><text:span text:style-name="T105"> </text:span><text:span text:style-name="T106">± </text:span><text:span text:style-name="T107">1. Da die Summe im (Anti-)Symmetrisierungsoperator </text:span><text:span text:style-name="T108">alle</text:span><text:span text:style-name="T107"> Permutationen enthält, kommt natürlich auch </text:span><text:span text:style-name="T108">℘'</text:span><text:span text:style-name="T107"> darin vor, es ändert sich dort also nichts:</text:span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/></text:p>
            <text:p text:style-name="P2"><text:span text:style-name="T107">Es ändert sich also das Vorzeichen (bei Antisymmetrisierung, ansonsten bleibt es natürlich gleich)</text:span></text:p>
          </draw:text-box>
        </draw:frame>
        <draw:frame draw:style-name="gr2" draw:text-style-name="P3" draw:layer="layout" svg:width="11.215cm" svg:height="7.686cm" svg:x="4.292cm" svg:y="10.756cm">
          <text:p/>
          <draw:object xlink:href="../Anwendung%20des%20Translationsoperators%20auf%20den%20Symmetrisierungsoperator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7.409cm" svg:height="1.537cm" svg:x="18.295cm" svg:y="15.731cm">
          <text:p/>
          <draw:object xlink:href="../Anwendung%20des%20Translationsoperators%20auf%20einen%20(anti-)symmetrischen%20Zustan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10" draw:layer="layout" svg:width="25.199cm" svg:height="3.506cm" svg:x="1.4cm" svg:y="0.833cm" presentation:class="title" presentation:user-transformed="true">
          <draw:text-box>
            <text:p><text:span text:style-name="T98">Was lässt sich aufgrund der Kommutatorbeziehung des Transpositionsoperators </text:span><text:span text:style-name="T99">P</text:span><text:span text:style-name="T100">ij</text:span><text:span text:style-name="T98"> zum Symmetrisierungsoperator </text:span><text:span text:style-name="T99">S</text:span><text:span text:style-name="T100">N</text:span><text:span text:style-name="T101">(</text:span><text:span text:style-name="T102">±</text:span><text:span text:style-name="T103">)</text:span><text:span text:style-name="T98"> für den Permutationsoperator </text:span><text:span text:style-name="T109">℘</text:span><text:span text:style-name="T104"> sagen?</text:span></text:p>
          </draw:text-box>
        </draw:frame>
        <draw:frame presentation:style-name="pr2" draw:text-style-name="P2" draw:layer="layout" svg:width="25.199cm" svg:height="12.18cm" svg:x="1.4cm" svg:y="4.918cm" presentation:class="subtitle" presentation:user-transformed="true">
          <draw:text-box>
            <text:p text:style-name="P2"><text:span text:style-name="T107">Sie überträgt sich auch auf allgemeine Permutationen!</text:span></text:p>
            <text:p text:style-name="P2"><text:span text:style-name="T107"/></text:p>
            <text:p text:style-name="P2"><text:span text:style-name="T107">Aufgrund des Verhaltens der Anwendung von </text:span><text:span text:style-name="T108">P</text:span><text:span text:style-name="T110">ij</text:span><text:span text:style-name="T107"> auf </text:span><text:span text:style-name="T108">S</text:span><text:span text:style-name="T110">N</text:span><text:span text:style-name="T111">(</text:span><text:span text:style-name="T112">±</text:span><text:span text:style-name="T111">)</text:span><text:span text:style-name="T107"> ergibt sich: </text:span></text:p>
            <text:p text:style-name="P2"><text:span text:style-name="T108">℘</text:span><text:span text:style-name="T107"> </text:span><text:span text:style-name="T108">S</text:span><text:span text:style-name="T110">N</text:span><text:span text:style-name="T111">(</text:span><text:span text:style-name="T112">±</text:span><text:span text:style-name="T111">)</text:span><text:span text:style-name="T107"> = </text:span><text:span text:style-name="T108">S</text:span><text:span text:style-name="T110">N</text:span><text:span text:style-name="T111">(</text:span><text:span text:style-name="T112">±</text:span><text:span text:style-name="T111">)</text:span><text:span text:style-name="T113"> </text:span><text:span text:style-name="T114">℘</text:span><text:span text:style-name="T107"> = (</text:span><text:span text:style-name="T106">±</text:span><text:span text:style-name="T107">)</text:span><text:span text:style-name="T115">p</text:span><text:span text:style-name="T107"> </text:span><text:span text:style-name="T108">S</text:span><text:span text:style-name="T110">N</text:span><text:span text:style-name="T111">(</text:span><text:span text:style-name="T112">±</text:span><text:span text:style-name="T111">)</text:span><text:span text:style-name="T113">.</text:span></text:p>
            <text:p text:style-name="P2"><text:span text:style-name="T113"/></text:p>
            <text:p text:style-name="P2"><text:span text:style-name="T113">Abhängig von der Anzahl der Transpositionen, welche nötig sind um um </text:span><text:span text:style-name="T114">℘</text:span><text:span text:style-name="T113"> zu erhalten, ändert sich also das Vorzeichen von </text:span><text:span text:style-name="T114">S</text:span><text:span text:style-name="T110">N</text:span><text:span text:style-name="T111">(</text:span><text:span text:style-name="T112">±</text:span><text:span text:style-name="T111">)</text:span><text:span text:style-name="T113"> (im antisymmetrischen Teilraum)!</text:span></text:p>
          </draw:text-box>
        </draw:frame>
        <draw:frame draw:style-name="gr2" draw:text-style-name="P3" draw:layer="layout" svg:width="8.402cm" svg:height="1.537cm" svg:x="9.798cm" svg:y="15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9">Was ergibt die Anwendung des Symmetrisierungsoperators </text:span><text:span text:style-name="T23">S</text:span><text:span text:style-name="T116">N</text:span><text:span text:style-name="T117">(±)</text:span><text:span text:style-name="T19"> auf einen bereits (anti-)symmetrisierten Zustand |</text:span><text:span text:style-name="T20">φ</text:span><text:span text:style-name="T118">N</text:span><text:span text:style-name="T119">(</text:span><text:span text:style-name="T120">±</text:span><text:span text:style-name="T119">)</text:span><text:span text:style-name="T19">⟩?</text:span></text:p>
          </draw:text-box>
        </draw:frame>
        <draw:frame presentation:style-name="pr2" draw:text-style-name="P2" draw:layer="layout" svg:width="25.199cm" svg:height="15.962cm" svg:x="1.4cm" svg:y="5.025cm" presentation:class="subtitle" presentation:user-transformed="true">
          <draw:text-box>
            <text:p text:style-name="P2"><text:span text:style-name="T2">Der (anti-)symmetrisierte Zustand bleibt erhalten: bereits (anti-)symmetrisierte Zustände werden durch ihn auf sich selbst abgebilde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ies sieht man dadurch, dass für Zustände |</text:span><text:span text:style-name="T7">φ</text:span><text:span text:style-name="T60">N</text:span><text:span text:style-name="T9">(</text:span><text:span text:style-name="T62">±</text:span><text:span text:style-name="T9">)</text:span><text:span text:style-name="T8">⟩</text:span><text:span text:style-name="T2"> ∈ </text:span><text:span text:style-name="T121">ℋ</text:span><text:span text:style-name="T122">N</text:span><text:span text:style-name="T123">(</text:span><text:span text:style-name="T62">±</text:span><text:span text:style-name="T124">)</text:span><text:span text:style-name="T2"> gilt:</text:span></text:p>
            <text:p text:style-name="P2"><text:span text:style-name="T2"/></text:p>
            <text:p text:style-name="P2"><text:span text:style-name="T2"/></text:p>
            <text:p text:style-name="P2"><text:span text:style-name="T2">Da </text:span><text:span text:style-name="T3">℘</text:span><text:span text:style-name="T2"> = </text:span><text:span text:style-name="T3">℘</text:span><text:span text:style-name="T2"> (aus vorheriger Anwendung von </text:span><text:span text:style-name="T3">S</text:span><text:span text:style-name="T6">N</text:span><text:span text:style-name="T18">(</text:span><text:span text:style-name="T62">±</text:span><text:span text:style-name="T9">)</text:span><text:span text:style-name="T2">) ist, ist in diesem Fall </text:span><text:span text:style-name="T3">p</text:span><text:span text:style-name="T2"> = </text:span><text:span text:style-name="T3">p</text:span></text:p>
          </draw:text-box>
        </draw:frame>
        <draw:frame draw:style-name="gr2" draw:text-style-name="P3" draw:layer="layout" svg:width="18.274cm" svg:height="7.69cm" svg:x="4.862cm" svg:y="8.654cm">
          <text:p/>
          <draw:object xlink:href="../Identische%20Abbildung%20des%20(Anti-)Symmetrisierungsoperators.odf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3" draw:layer="layout" svg:width="19.395cm" svg:height="2.865cm" svg:x="7.202cm" svg:y="17.167cm">
          <text:p/>
          <draw:object xlink:href="../Erläuterung%20zur%20Identitätsabbildung%20des%20(Anti-)Symmtrisierungsoperator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>
            <draw:text-box>
              <text:p>Für Zustände aus dem unsymmetrisierten Raum gilt diese Beziehung nicht!</text:p>
              <text:p/>
              <text:p>Man kann möglicherweise auch argumentieren dass keine erneute Permutation der vorherigen Permutation stattfindet, daher <text:span text:style-name="T16">p</text:span> = 0 ist, sich das Vorzeichen also nicht ändert. Allerdings weiß ich nicht ob diese Argumentation gültig ist.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16">S</text:span><text:span text:style-name="T71">N</text:span><text:span text:style-name="T83">(+)</text:span> und <text:span text:style-name="T16">S</text:span><text:span text:style-name="T71">N</text:span><text:span text:style-name="T83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Weil sie idempotent und hermitesch sind, also die Eigenschaften von Projektionsoperatoren besitzen.</text:span></text:p>
            <text:p text:style-name="P2"><text:span text:style-name="T2"/></text:p>
            <text:p text:style-name="P2"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projezieren auf orthogonale Teilräume des </text:span><text:span text:style-name="T3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Ist die Vereinigung der Teilräume </text:span><text:span text:style-name="T52">ℋ</text:span><text:span text:style-name="T53">N</text:span><text:span text:style-name="T125">(</text:span><text:span text:style-name="T126">+</text:span><text:span text:style-name="T127">)</text:span><text:span text:style-name="T51"> und </text:span><text:span text:style-name="T52">ℋ</text:span><text:span text:style-name="T53">N</text:span><text:span text:style-name="T125">(</text:span><text:span text:style-name="T126">-</text:span><text:span text:style-name="T127">)</text:span><text:span text:style-name="T51"> mit dem Produktraum </text:span><text:span text:style-name="T52">ℋ</text:span><text:span text:style-name="T53">N</text:span><text:span text:style-name="T51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Nein, schon für </text:span><text:span text:style-name="T3">N</text:span><text:span text:style-name="T2"> &gt; 2 ist die Summe aus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nicht mehr die Identität </text:span><text:span text:style-name="T68">1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text-style-name="P7" draw:layer="layout" svg:width="25.199cm" svg:height="3.511cm" svg:x="1.4cm" svg:y="0.835cm" presentation:class="title" presentation:user-transformed="true">
          <draw:text-box>
            <text:p><text:span text:style-name="T51">Mit welchem Teilraum vervollständigt man </text:span><text:span text:style-name="T52">ℋ</text:span><text:span text:style-name="T53">N</text:span><text:span text:style-name="T125">(</text:span><text:span text:style-name="T126">+</text:span><text:span text:style-name="T127">)</text:span><text:span text:style-name="T51"> und </text:span><text:span text:style-name="T52">ℋ</text:span><text:span text:style-name="T53">N</text:span><text:span text:style-name="T125">(</text:span><text:span text:style-name="T126">-</text:span><text:span text:style-name="T127">)</text:span><text:span text:style-name="T51"> zu dem Produktraum </text:span><text:span text:style-name="T52">ℋ</text:span><text:span text:style-name="T53">N</text:span><text:span text:style-name="T51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Mit dem Projektionsoperator </text:span><text:span text:style-name="T3">S</text:span><text:span text:style-name="T6">N</text:span><text:span text:style-name="T18">(0)</text:span><text:span text:style-name="T2">. Dieser bildet auf einen Teilraum </text:span><text:span text:style-name="T3">ℋ</text:span><text:span text:style-name="T6">N</text:span><text:span text:style-name="T18">(0)</text:span><text:span text:style-name="T2"> ab, welcher orthogonal zu den von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erzeugten Teilräumen </text:span><text:span text:style-name="T3">ℋ</text:span><text:span text:style-name="T6">N</text:span><text:span text:style-name="T18">(+)</text:span><text:span text:style-name="T2"> und </text:span><text:span text:style-name="T3">ℋ</text:span><text:span text:style-name="T6">N</text:span><text:span text:style-name="T18">(-)</text:span><text:span text:style-name="T2"> ist. Er wird definiert durch </text:span><text:span text:style-name="T3">S</text:span><text:span text:style-name="T6">N</text:span><text:span text:style-name="T18">(+)</text:span><text:span text:style-name="T2"> + </text:span><text:span text:style-name="T3">S</text:span><text:span text:style-name="T6">N</text:span><text:span text:style-name="T18">(-)</text:span><text:span text:style-name="T2"> + </text:span><text:span text:style-name="T3">S</text:span><text:span text:style-name="T6">N</text:span><text:span text:style-name="T18">(0)</text:span><text:span text:style-name="T2"> = </text:span><text:span text:style-name="T68">1</text:span><text:span text:style-name="T6">N</text:span><text:span text:style-name="T70">.</text:span></text:p>
            <text:p text:style-name="P2"><text:span text:style-name="T70"/></text:p>
            <text:p text:style-name="P2"><text:span text:style-name="T70">Er ist idempotent und hermitesch, mithin ebenfalls ein Projektionsoper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71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7.584cm" svg:height="4.058cm" svg:x="5.207cm" svg:y="8.47cm">
          <text:p/>
          <draw:object xlink:href="../Idempotenz%20des%20(Anti-)Symmetrisierungsoperators%20S(+-)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16">S</text:span><text:span text:style-name="T71">N</text:span><text:span text:style-name="T83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71">N</text:span><text:span text:style-name="T83">(</text:span><text:span text:style-name="T128">+</text:span><text:span text:style-name="T85">)</text:span><text:span text:style-name="T59"> zu </text:span><text:span text:style-name="T95">S</text:span><text:span text:style-name="T58">N</text:span><text:span text:style-name="T85">(</text:span><text:span text:style-name="T84">-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71">N</text:span><text:span text:style-name="T83">(</text:span><text:span text:style-name="T128">0</text:span><text:span text:style-name="T85">)</text:span><text:span text:style-name="T59"> zu </text:span><text:span text:style-name="T95">S</text:span><text:span text:style-name="T58">N</text:span><text:span text:style-name="T85">(</text:span><text:span text:style-name="T84">±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71">N</text:span><text:span text:style-name="T83">(</text:span><text:span text:style-name="T128">0</text:span><text:span text:style-name="T85">)</text:span><text:span text:style-name="T59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16">ℋ</text:span><text:span text:style-name="T71">N</text:span><text:span text:style-name="T83">(</text:span><text:span text:style-name="T84">±</text:span><text:span text:style-name="T85">)</text:span> auf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as versteht man unter der Besetzungszahl </text:span><text:span text:style-name="T34">n</text:span><text:span text:style-name="T129">α</text:span><text:span text:style-name="T130">i</text:span><text:span text:style-name="T31">? Welche Werte kann sie im </text:span><text:span text:style-name="T32">ℋ</text:span><text:span text:style-name="T130">N</text:span><text:span text:style-name="T131">(</text:span><text:span text:style-name="T80">-</text:span><text:span text:style-name="T131">)</text:span><text:span text:style-name="T31"> und welche im </text:span><text:span text:style-name="T32">ℋ</text:span><text:span text:style-name="T130">N</text:span><text:span text:style-name="T131">(</text:span><text:span text:style-name="T80">+</text:span><text:span text:style-name="T131">)</text:span><text:span text:style-name="T31"> annehm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16">ℋ</text:span><text:span text:style-name="T71">N</text:span><text:span text:style-name="T83">(</text:span><text:span text:style-name="T84">±</text:span><text:span text:style-name="T85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1">Welcher Teilchentyp wird im Hilbert-Raum </text:span><text:span text:style-name="T52">ℋ</text:span><text:span text:style-name="T53">N</text:span><text:span text:style-name="T125">(</text:span><text:span text:style-name="T126">+</text:span><text:span text:style-name="T127">)</text:span><text:span text:style-name="T51">, welcher im Hilbert-Raum </text:span><text:span text:style-name="T52">ℋ</text:span><text:span text:style-name="T53">N</text:span><text:span text:style-name="T125">(</text:span><text:span text:style-name="T126">-</text:span><text:span text:style-name="T127">)</text:span><text:span text:style-name="T51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1">Welche Hilbert-Räume werden durch den Erzeugungsoperator </text:span><text:span text:style-name="T52">a</text:span><text:span text:style-name="T53">α</text:span><text:span text:style-name="T125">+</text:span><text:span text:style-name="T51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2">N</text:span><text:span text:style-name="T1">-Teilchen-Zustand |</text:span><text:span text:style-name="T88">φ</text:span><text:span text:style-name="T132">α</text:span><text:span text:style-name="T133">1</text:span><text:span text:style-name="T15"> . . . </text:span><text:span text:style-name="T88">φ</text:span><text:span text:style-name="T132">α</text:span><text:span text:style-name="T134">N</text:span><text:span text:style-name="T15">⟩</text:span><text:span text:style-name="T91">(±)</text:span><text:span text:style-name="T1"> mit Hilfe von Erzeugungsoperatoren aus dem Vakuumzustand |0</text:span><text:span text:style-name="T15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8">Was ergibt die Anwendung des Vernichters </text:span><text:span text:style-name="T99">a</text:span><text:span text:style-name="T100">γ</text:span><text:span text:style-name="T98"> auf einen </text:span><text:span text:style-name="T99">N</text:span><text:span text:style-name="T98">-Teilchen-Zustand, in dem der Ein-Teilchen-Zustand |</text:span><text:span text:style-name="T135">φ</text:span><text:span text:style-name="T100">γ</text:span><text:span text:style-name="T98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2">a</text:span><text:span text:style-name="T90">r</text:span><text:span text:style-name="T14">+</text:span><text:span text:style-name="T1"> auf einen Fock-Zustand </text:span><text:span text:style-name="T1"><text:line-break/></text:span><text:span text:style-name="T1">|</text:span><text:span text:style-name="T12">N</text:span><text:span text:style-name="T1">; </text:span><text:span text:style-name="T12">n</text:span><text:span text:style-name="T136">α</text:span><text:span text:style-name="T137">1</text:span><text:span text:style-name="T138"> . . . </text:span><text:span text:style-name="T139">n</text:span><text:span text:style-name="T136">α</text:span><text:span text:style-name="T89">r</text:span><text:span text:style-name="T138"> . . .⟩</text:span><text:span text:style-name="T92">(</text:span><text:span text:style-name="T91">±</text:span><text:span text:style-name="T92">)</text:span><text:span text:style-name="T138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27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19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1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2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7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10" draw:layer="layout" svg:width="25.199cm" svg:height="3.506cm" svg:x="1.4cm" svg:y="0.833cm" presentation:class="title" presentation:user-transformed="true">
          <draw:text-box>
            <text:p><text:span text:style-name="T98">Was lässt sich beim H</text:span><text:span text:style-name="T140">2</text:span><text:span text:style-name="T98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0" draw:layer="layout" svg:width="25.199cm" svg:height="3.506cm" svg:x="1.4cm" svg:y="0.832cm" presentation:class="title" presentation:user-transformed="true">
          <draw:text-box>
            <text:p><text:span text:style-name="T98">Wie kann man sich erklären, dass eine bestimmte Spineinstellung der beiden Elektronen energetisch bevorzugt ist, obwohl der Modell-Hamilton-Operator des H</text:span><text:span text:style-name="T140">2</text:span><text:span text:style-name="T98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27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98">In welcher Hinsicht trägt die Modellrechnung des H</text:span><text:span text:style-name="T140">2</text:span><text:span text:style-name="T98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19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4" svg:font-family="'Segoe UI Symbol'"/>
    <style:font-face style:name="Segoe UI Symbol1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2" svg:font-family="'Segoe UI Symbol'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9T19:19:48.457000000</dc:date>
    <meta:document-statistic meta:object-count="394"/>
  </office:meta>
</office:document-meta>
</file>